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Thesis ideas</text:title></text:p>
      <text:p text:style-name="OrgTitle"/>
      <text:p text:style-name="OrgSubtitle"><text:initial-creator>Jonathan Sahar</text:initial-creator></text:p>
      <text:p text:style-name="OrgSubtitle"/>
      <text:h text:style-name="Heading_20_1" text:outline-level="1" text:is-list-header="false">
<text:bookmark-start text:name="OrgXref.org0fe0f86"/>
<text:bookmark text:name="org0fe0f86"/>מה מעניין אותי?
<text:bookmark-end text:name="OrgXref.org0fe0f86"/></text:h>
      <text:h text:style-name="Heading_20_3" text:outline-level="3" text:is-list-header="false">
<text:bookmark-start text:name="OrgXref.org79ebc3f"/>
<text:bookmark text:name="org79ebc3f"/>איך המוח מארגן\מקודד תנועה
<text:bookmark-end text:name="OrgXref.org79ebc3f"/></text:h>
      <text:h text:style-name="Heading_20_3" text:outline-level="3" text:is-list-header="false">
<text:bookmark-start text:name="OrgXref.orgfd0e5ae"/>
<text:bookmark text:name="orgfd0e5ae"/>איך זה שתנועה יכולה לערב את כל עצמנו, או לא
<text:bookmark-end text:name="OrgXref.orgfd0e5ae"/></text:h>
      <text:h text:style-name="Heading_20_3" text:outline-level="3" text:is-list-header="false">
<text:bookmark-start text:name="OrgXref.orga38c29f"/>
<text:bookmark text:name="orga38c29f"/>מה קורה כשתנועה נהיית יותר מחוברת - במוח? בתיאום בין השרירים?
<text:bookmark-end text:name="OrgXref.orga38c29f"/></text:h>
      <text:h text:style-name="Heading_20_3" text:outline-level="3" text:is-list-header="false">
<text:bookmark-start text:name="OrgXref.org3d8ab0e"/>
<text:bookmark text:name="org3d8ab0e"/>מה קורה בתנועה שמתחילה ממקומות פרוקסימליים מאוד ־ משרירים גדולים
<text:bookmark-end text:name="OrgXref.org3d8ab0e"/></text:h>
      <text:h text:style-name="Heading_20_3" text:outline-level="3" text:is-list-header="false">
<text:bookmark-start text:name="OrgXref.org961cf54"/>
<text:bookmark text:name="org961cf54"/>איך תנועה עוברת מלהיות נשלטת מאוד ברמת המיקרו, לכזאת שמתארגנת סביב פונקציה, גשטאלט
<text:bookmark-end text:name="OrgXref.org961cf54"/></text:h>
      <text:h text:style-name="Heading_20_3" text:outline-level="3" text:is-list-header="false">
<text:bookmark-start text:name="OrgXref.org8f89cb3"/>
<text:bookmark text:name="org8f89cb3"/>איך cross education עובד? זה קשור לקונצפט של תנועה, או שזה עובר ישירות ברמה המוטורית?
<text:bookmark-end text:name="OrgXref.org8f89cb3"/></text:h>
      <text:h text:style-name="Heading_20_1" text:outline-level="1" text:is-list-header="false">
<text:bookmark-start text:name="OrgXref.orga8d94d2"/>
<text:bookmark text:name="orga8d94d2"/>רעיונות למחקר: איך המוח מארגן תנועה לכדי מטרה\פונקציה
<text:bookmark-end text:name="OrgXref.orga8d94d2"/></text:h>
      <text:h text:style-name="Heading_20_3" text:outline-level="3" text:is-list-header="false">
<text:bookmark-start text:name="OrgXref.orgaa860f9"/>
<text:bookmark text:name="orgaa860f9"/>לבדוק <text:span text:style-name="Underline">האם אפשר למצוא ייצוג של התנועה הבסיסית בתוך פעולות שונות שמכילות אותה</text:span>.
<text:bookmark-end text:name="OrgXref.orgaa860f9"/></text:h>
      <text:list text:style-name="OrgBulletedList" text:continue-numbering="false">
        <text:list-item>
          <text:p text:style-name="Text_20_body">‏MVPA של בלוק תנועה מסוים כנגד השתיים האחרות (ממוצע על פני הבלוק)
</text:p>
        </text:list-item>
        <text:list-item>
          <text:p text:style-name="Text_20_body">מניח שמה שמייחד את הסרטונים בבלוק היא רק התנועה הזו. האם זה נכון?
</text:p>
        </text:list-item>
        <text:list-item>
          <text:p text:style-name="Text_20_body">להשוות לסרטונים חתוכים, שלא מכילים את כל התנועה - לבלבל את סדר הפריימים ככה שהתנועה בחתיכות כמו אצל שחר - לבדוק את הקורלציה שהיא עשתה ולראות אילו איזורים מופרעים מהמקטעים הקצרים.
</text:p>
        </text:list-item>
        <text:list-item>
          <text:p text:style-name="Text_20_body">אולי אפשר לבדוק adaptation לתת התנועה (איזורים שההפעלה בהם יורדת לאורך הבלוק)
</text:p>
        </text:list-item>
      </text:list>
      <text:list text:style-name="OrgNumberedList" text:continue-numbering="false">
        <text:list-item>
          <text:p text:style-name="Text_20_body">
<text:bookmark-start text:name="OrgXref.org6bddf67"/>
<text:bookmark text:name="org6bddf67"/>תנועות בסיסיות - כל בלוק יכיל סרטונים של פונקציות שונות שמכילות את אותה תנועה :
<text:bookmark-end text:name="OrgXref.org6bddf67"/></text:p>
          <text:list text:style-name="OrgNumberedList" text:continue-numbering="true">
            <text:list-item>
              <text:p text:style-name="Text_20_body">
<text:bookmark-start text:name="OrgXref.org3355d0c"/>
<text:bookmark text:name="org3355d0c"/>פרישת מרפק - reach אל כוס
<text:bookmark-end text:name="OrgXref.org3355d0c"/></text:p>
              <text:list text:style-name="OrgNumberedList" text:continue-numbering="true">
                <text:list-item>
                  <text:p text:style-name="Text_20_body">
<text:bookmark-start text:name="OrgXref.org640a2b8"/>
<text:bookmark text:name="org640a2b8"/>לערבב
<text:bookmark-end text:name="OrgXref.org640a2b8"/></text:p>
                </text:list-item>
                <text:list-item>
                  <text:p text:style-name="Text_20_body">
<text:bookmark-start text:name="OrgXref.orgd4875dc"/>
<text:bookmark text:name="orgd4875dc"/><text:span text:style-name="OrgTodo">NEXT</text:span> להקיש עליה
<text:bookmark-end text:name="OrgXref.orgd4875dc"/></text:p>
                </text:list-item>
              </text:list>
            </text:list-item>
            <text:list-item>
              <text:p text:style-name="Text_20_body">
<text:bookmark-start text:name="OrgXref.org69ea15e"/>
<text:bookmark text:name="org69ea15e"/>תפיסה - grab
<text:bookmark-end text:name="OrgXref.org69ea15e"/></text:p>
              <text:list text:style-name="OrgNumberedList" text:continue-numbering="true">
                <text:list-item>
                  <text:p text:style-name="Text_20_body">
<text:bookmark-start text:name="OrgXref.orgfffc1cb"/>
<text:bookmark text:name="orgfffc1cb"/>למזוג
<text:bookmark-end text:name="OrgXref.orgfffc1cb"/></text:p>
                </text:list-item>
                <text:list-item>
                  <text:p text:style-name="Text_20_body">
<text:bookmark-start text:name="OrgXref.org35fc481"/>
<text:bookmark text:name="org35fc481"/>להזיז
<text:bookmark-end text:name="OrgXref.org35fc481"/></text:p>
                </text:list-item>
              </text:list>
            </text:list-item>
            <text:list-item>
              <text:p text:style-name="Text_20_body">
<text:bookmark-start text:name="OrgXref.org75e5884"/>
<text:bookmark text:name="org75e5884"/>להביא לכיוון הפנים
<text:bookmark-end text:name="OrgXref.org75e5884"/></text:p>
              <text:list text:style-name="OrgNumberedList" text:continue-numbering="true">
                <text:list-item>
                  <text:p text:style-name="Text_20_body">
<text:bookmark-start text:name="OrgXref.org17da840"/>
<text:bookmark text:name="org17da840"/>לשתות
<text:bookmark-end text:name="OrgXref.org17da840"/></text:p>
                </text:list-item>
                <text:list-item>
                  <text:p text:style-name="Text_20_body">
<text:bookmark-start text:name="OrgXref.org007eb19"/>
<text:bookmark text:name="org007eb19"/>להסתכל
<text:bookmark-end text:name="OrgXref.org007eb19"/></text:p>
                </text:list-item>
              </text:list>
            </text:list-item>
          </text:list>
        </text:list-item>
        <text:list-item>
          <text:p text:style-name="Text_20_body">
<text:bookmark-start text:name="OrgXref.org8fa4602"/>
<text:bookmark text:name="org8fa4602"/>כמה כיווני מבט:
<text:bookmark-end text:name="OrgXref.org8fa4602"/></text:p>
          <text:list text:style-name="OrgNumberedList" text:continue-numbering="true">
            <text:list-item>
              <text:p text:style-name="Text_20_body">
<text:bookmark-start text:name="OrgXref.org23b988d"/>
<text:bookmark text:name="org23b988d"/>מהצד
<text:bookmark-end text:name="OrgXref.org23b988d"/></text:p>
            </text:list-item>
            <text:list-item>
              <text:p text:style-name="Text_20_body">
<text:bookmark-start text:name="OrgXref.orgbd36f4a"/>
<text:bookmark text:name="orgbd36f4a"/>מקדימה
<text:bookmark-end text:name="OrgXref.orgbd36f4a"/></text:p>
            </text:list-item>
            <text:list-item>
              <text:p text:style-name="Text_20_body">
<text:bookmark-start text:name="OrgXref.org74cee39"/>
<text:bookmark text:name="org74cee39"/>גוף ראשון
<text:bookmark-end text:name="OrgXref.org74cee39"/></text:p>
            </text:list-item>
          </text:list>
        </text:list-item>
      </text:list>
      <text:h text:style-name="Heading_20_3" text:outline-level="3" text:is-list-header="false">
<text:bookmark-start text:name="OrgXref.org87d4314"/>
<text:bookmark text:name="org87d4314"/>לבדוק איך פעולות פשוטות נסכמות לכדי פעולות מורכבות יותר:
<text:bookmark-end text:name="OrgXref.org87d4314"/></text:h>
      <text:list text:style-name="OrgNumberedList" text:continue-numbering="false">
        <text:list-item>
          <text:p text:style-name="Text_20_body">
<text:bookmark-start text:name="OrgXref.orgb6c901e"/>
<text:bookmark text:name="orgb6c901e"/>סרטונים
<text:bookmark-end text:name="OrgXref.orgb6c901e"/></text:p>
          <text:list text:style-name="OrgBulletedList" text:continue-numbering="false">
            <text:list-item>
              <text:p text:style-name="Text_20_body">לבודד את האקטיבציה של reach, grab ו turn בנפרד
</text:p>
            </text:list-item>
            <text:list-item>
              <text:p text:style-name="Text_20_body">לבודד את האקטיבציה של reach&amp;grab, reach&amp;turn ולהשוות: האם הסגנל של הפעולה המורכבת שווה\דומה\בקורלציה עם הסכום הלינארי (או סכום אחר) של הפעולות הפשוטות?
</text:p>
            </text:list-item>
            <text:list-item>
              <text:p text:style-name="Text_20_body">לבודד את האקטיבציה של ’grab = בלי reach (אולי עם יד ישרה) ולבדוק - באילו איזורים grab&amp;reach יותר דומה ל grab + reach מאשר ל ’grab
</text:p>
            </text:list-item>
            <text:list-item>
              <text:p text:style-name="Text_20_body">האם פירוק ל Independent components (ICA/PCA)z נותן את האקטיבציה של הפעולות הפשוטות?
</text:p>
            </text:list-item>
          </text:list>
        </text:list-item>
        <text:list-item>
          <text:p text:style-name="Text_20_body">
<text:bookmark-start text:name="OrgXref.orga534049"/>
<text:bookmark text:name="orga534049"/>פעולה עצמאית:
<text:bookmark-end text:name="OrgXref.orga534049"/></text:p>
          <text:p text:style-name="Text_20_body">לבקש מהמתתפים לעשות פעולות נפרדות - לשלוח יד לכדור (פעולה מלאה), לאחוז בכדור כשהיד כבר קרובה אליו, ולשלוח את היד אליו בלי לאחוז (חלקי הפעולה), ולראות באיזה אופן סכום ההפעלות מתקשר להפכלה של התנועה המלאה
</text:p>
        </text:list-item>
      </text:list>
      <text:h text:style-name="Heading_20_3" text:outline-level="3" text:is-list-header="false">
<text:bookmark-start text:name="OrgXref.org9bd768e"/>
<text:bookmark text:name="org9bd768e"/>לבדוק איך הדימוי\ההבנה של פעולה מתרגמים ליצירה של תכנית מוטורית
<text:bookmark-end text:name="OrgXref.org9bd768e"/></text:h>
      <text:p text:style-name="Text_20_body">להראות סרטונים “רגילים” ולעומתם סרטונים שרואים בהם רק את המצב ההתחלתי והסופי, והתנועה עצמה מוסתרת או חתוכה החוצה
</text:p>
      <text:p text:style-name="Text_20_body">שני סוגי סרטונים - כל אחד עם סוג אחר של תת-תנועה
</text:p>
      <text:p text:style-name="Text_20_body">האם נראה הבדל פעילות עבור פעולות עם תתי תנועות שונים? האם נבדיל בין תתי תנועות כמו סיבוב ימינה לעומת שמאלה
</text:p>
      <text:list text:style-name="OrgBulletedList" text:continue-numbering="false">
        <text:list-item>
          <text:p text:style-name="Text_20_body">אפשר גם עם RS אבל אפשר לפרש את זה כקידוד של המטרה ולא של התנועה
</text:p>
        </text:list-item>
      </text:list>
      <text:h text:style-name="Heading_20_3" text:outline-level="3" text:is-list-header="false">
<text:bookmark-start text:name="OrgXref.org4d828fc"/>
<text:bookmark text:name="org4d828fc"/>אותה מטרה - פעולות שונות
<text:bookmark-end text:name="OrgXref.org4d828fc"/></text:h>
      <text:p text:style-name="Text_20_body">לפתוח כמה סוגי קופסאות (עם מכסים שונים)
האם הקופסאות השונות לא יכולות להחש מטרות שונות?
</text:p>
      <text:h text:style-name="Heading_20_3" text:outline-level="3" text:is-list-header="false">
<text:bookmark-start text:name="OrgXref.orgbf4dddd"/>
<text:bookmark text:name="orgbf4dddd"/>המשך לניסוי הפטיש של שחר: אותה תנועה עם כוונה אחרת:
<text:bookmark-end text:name="OrgXref.orgbf4dddd"/></text:h>
      <text:p text:style-name="Text_20_body">לעשות תנועות דומות בתוך המגנט
</text:p>
      <text:list text:style-name="OrgBulletedList" text:continue-numbering="false">
        <text:list-item>
          <text:p text:style-name="Text_20_body">לשלוח יד לכדור, להזיז אותו הצידה לעומת להניח אותו על הגוף
</text:p>
        </text:list-item>
        <text:list-item>
          <text:p text:style-name="Text_20_body">לסובב מפתח ימינה או שמאלה (לנעול או לפתוח)
</text:p>
        </text:list-item>
        <text:list-item>
          <text:p text:style-name="Text_20_body">הקופסא של המילטון - ממש אותה תנועה
</text:p>
        </text:list-item>
      </text:list>
      <text:p text:style-name="Text_20_body">בניסוי המקורי הן עשו decoding מהזמן שלפני הפעולה, והיה להן לחצן שאמר מתי הנבדק התחיל לזוז בפועל
</text:p>
      <text:h text:style-name="Heading_20_3" text:outline-level="3" text:is-list-header="false">
<text:bookmark-start text:name="OrgXref.orgff7cbb7"/>
<text:bookmark text:name="orgff7cbb7"/>איך קורית האיטגרציה שך תנועות סביב פונקציה?
<text:bookmark-end text:name="OrgXref.orgff7cbb7"/></text:h>
      <text:p text:style-name="Text_20_body">לתת לנבדקים לעשות תנועה עם מטרה בשני אופנים:
</text:p>
      <text:list text:style-name="OrgBulletedList" text:continue-numbering="false">
        <text:list-item>
          <text:p text:style-name="Text_20_body">לחשוב רק על המטרה
</text:p>
        </text:list-item>
        <text:list-item>
          <text:p text:style-name="Text_20_body">לעשות את התנועה בלי לחשוב על המטרה הכוללת, ובלי coarticulation - לעשות תנועה תנועה
</text:p>
        </text:list-item>
      </text:list>
      <text:p text:style-name="Text_20_body">הרעיון הוא שזה יפריע לאינטגרציה שקורית באופן טבעי, וההבדל בפעילות המוחית ייצג באיזשהו אופן את האינטגרציה הזאת.
לראות את ההבדל בפעילות המוחית - MVPA?
</text:p>
      <text:h text:style-name="Heading_20_3" text:outline-level="3" text:is-list-header="false">
<text:bookmark-start text:name="OrgXref.org953a82f"/>
<text:bookmark text:name="org953a82f"/>תנועה מדומיינת\תכנון תנועה?
<text:bookmark-end text:name="OrgXref.org953a82f"/></text:h>
      <text:h text:style-name="Heading_20_3" text:outline-level="3" text:is-list-header="false">
<text:bookmark-start text:name="OrgXref.orge9242ff"/>
<text:bookmark text:name="orge9242ff"/>איך תנועה מדומיינת משפיעה על תנועה אמיתית שאחריה: (Persichetti et al. 2020)
<text:bookmark-end text:name="OrgXref.orge9242ff"/></text:h>
      <text:h text:style-name="Heading_20_3" text:outline-level="3" text:is-list-header="false">
<text:bookmark-start text:name="OrgXref.org708e1b4"/>
<text:bookmark text:name="org708e1b4"/>להשוות באותם נבדקים, תנועה אמיתית, מדומיינת ונצפית
<text:bookmark-end text:name="OrgXref.org708e1b4"/></text:h>
      <text:p text:style-name="Text_20_body">לבדוק מה משותף לכל האקטיבציות
לעשות RS ב modalities השונות ולראות אילו איזורים מגיבים ל goal ואילו לפעולה המוטורית
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Jonathan Sahar</dc:creator>
    <meta:initial-creator>Jonathan Sahar</meta:initial-creator>
    <dc:date>2022-05-19T09:38:48</dc:date>
    <meta:creation-date>2022-05-19T09:38:48</meta:creation-date>
    <meta:generator>Emacs 27.1 (Org mode 9.5)</meta:generator>
    <meta:keyword/>
    <dc:subject/>
    <dc:title>Thesis ideas</dc:title>
  </office:meta>
</office:document-meta>
</file>